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6B0000006B84399FF18A2D1B7F.png" manifest:media-type="image/png"/>
  <manifest:file-entry manifest:full-path="Pictures/1000033D00000B0F00000B0F00E35EAA3A921679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1.23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403cm"/>
      <style:paragraph-properties style:writing-mode="lr-tb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919cm" fo:min-width="0.669cm"/>
    </style:style>
    <style:style style:name="gr6" style:family="graphic" style:parent-style-name="standard">
      <style:graphic-properties draw:fill="solid" draw:fill-color="#0099ff" draw:textarea-horizontal-align="justify" draw:textarea-vertical-align="middle" draw:auto-grow-height="false" fo:min-height="1.401cm" fo:min-width="1.1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9" style:family="graphic" style:parent-style-name="objectwithoutfill">
      <style:graphic-properties draw:stroke="dash" draw:stroke-dash="Fine_20_Dashed" svg:stroke-color="#000000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draw:stroke="dash" draw:stroke-dash="Fine_20_Dashed" svg:stroke-color="#000000" draw:marker-start="Symmetric_20_Arrow" draw:marker-start-width="0.305cm" draw:marker-end="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41cm"/>
      <style:paragraph-properties style:writing-mode="lr-tb"/>
    </style:style>
    <style:style style:name="gr12" style:family="graphic" style:parent-style-name="standard">
      <style:graphic-properties draw:fill="none" draw:textarea-vertical-align="middle" draw:auto-grow-height="false" fo:min-height="0.11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73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dash" draw:stroke-dash="Fine_20_Dashed" svg:stroke-color="#000000" draw:marker-start="Symmetric_20_Arrow" draw:marker-start-width="0.305cm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cccccc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0099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733cm" svg:height="0.645cm" svg:x="8.31cm" svg:y="7.41cm">
          <draw:text-box>
            <text:p><text:span text:style-name="T1">txd = dmaengine_prep_slave_sg(chan, …, DMA_OOB_PULSE);</text:span></text:p>
          </draw:text-box>
        </draw:frame>
        <draw:frame draw:style-name="gr2" draw:text-style-name="P2" draw:layer="layout" svg:width="6.213cm" svg:height="1.039cm" svg:x="8.31cm" svg:y="8.011cm">
          <draw:text-box>
            <text:p><text:span text:style-name="T1">txd→callback = your_oob_callback;</text:span></text:p>
            <text:p><text:span text:style-name="T1">txd→callback_param = your_param;</text:span></text:p>
          </draw:text-box>
        </draw:frame>
        <draw:frame draw:style-name="gr3" draw:text-style-name="P1" draw:layer="layout" svg:width="4.265cm" svg:height="0.645cm" svg:x="8.31cm" svg:y="9.011cm">
          <draw:text-box>
            <text:p><text:span text:style-name="T1">dmaengine_submit(txd);</text:span></text:p>
          </draw:text-box>
        </draw:frame>
        <draw:frame draw:style-name="gr4" draw:text-style-name="P1" draw:layer="layout" svg:width="6.903cm" svg:height="0.645cm" svg:x="8.311cm" svg:y="9.412cm">
          <draw:text-box>
            <text:p><text:span text:style-name="T1">dmaengine_async_issue_pending(chan);</text:span></text:p>
          </draw:text-box>
        </draw:frame>
        <draw:custom-shape draw:style-name="gr5" draw:text-style-name="P3" draw:layer="layout" svg:width="1.651cm" svg:height="1.651cm" svg:x="9.803cm" svg:y="11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651cm" svg:height="1.651cm" svg:x="2.973cm" svg:y="11.01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797cm" svg:height="0.725cm" svg:x="9.748cm" svg:y="12.834cm">
          <draw:text-box>
            <text:p><text:span text:style-name="T2">Device</text:span></text:p>
          </draw:text-box>
        </draw:frame>
        <draw:frame draw:style-name="gr8" draw:text-style-name="P2" draw:layer="layout" svg:width="1.73cm" svg:height="0.725cm" svg:x="2.949cm" svg:y="12.835cm">
          <draw:text-box>
            <text:p><text:span text:style-name="T2">Kernel</text:span></text:p>
          </draw:text-box>
        </draw:frame>
        <draw:line draw:style-name="gr9" draw:text-style-name="P5" draw:layer="layout" svg:x1="5.743cm" svg:y1="11.358cm" svg:x2="9.68cm" svg:y2="11.358cm">
          <text:p/>
        </draw:line>
        <draw:line draw:style-name="gr10" draw:text-style-name="P5" draw:layer="layout" svg:x1="5.743cm" svg:y1="12.514cm" svg:x2="9.68cm" svg:y2="12.514cm">
          <text:p/>
        </draw:line>
        <draw:frame draw:style-name="gr11" draw:text-style-name="P6" draw:layer="layout" svg:width="3.241cm" svg:height="0.569cm" svg:x="6.192cm" svg:y="10.79cm">
          <draw:text-box>
            <text:p><text:span text:style-name="T3">DMA_MEM_TO_DEV</text:span></text:p>
          </draw:text-box>
        </draw:frame>
        <draw:frame draw:style-name="gr11" draw:text-style-name="P6" draw:layer="layout" svg:width="3.241cm" svg:height="0.569cm" svg:x="6.193cm" svg:y="11.943cm">
          <draw:text-box>
            <text:p><text:span text:style-name="T3">DMA_DEV_TO_MEM</text:span></text:p>
          </draw:text-box>
        </draw:frame>
        <draw:custom-shape draw:style-name="gr12" draw:text-style-name="P7" draw:layer="layout" svg:width="0.508cm" svg:height="1.143cm" svg:x="3.177cm" svg:y="9.776cm">
          <text:p/>
          <draw:enhanced-geometry svg:viewBox="0 0 640 861" draw:mirror-horizontal="true" draw:text-areas="257 295 414 566" draw:type="non-primitive" draw:enhanced-path="M 640 233 L 221 293 506 12 367 0 29 406 431 347 145 645 99 520 0 861 326 765 209 711 640 233 640 233 Z N"/>
        </draw:custom-shape>
        <draw:frame draw:style-name="gr13" draw:text-style-name="P6" draw:layer="layout" svg:width="4.236cm" svg:height="0.569cm" svg:x="1.269cm" svg:y="9.097cm">
          <draw:text-box>
            <text:p><text:span text:style-name="T3">Out-of-band completion event</text:span></text:p>
          </draw:text-box>
        </draw:frame>
        <draw:frame draw:style-name="gr14" draw:text-style-name="P8" xml:id="id1" draw:id="id1" draw:layer="layout" svg:width="1.016cm" svg:height="1.016cm" svg:x="4.689cm" svg:y="11.308cm">
          <draw:image xlink:href="Pictures/1000033D00000B0F00000B0F00E35EAA3A921679.svg" xlink:type="simple" xlink:show="embed" xlink:actuate="onLoad" loext:mime-type="image/svg+xml">
            <text:p/>
          </draw:image>
          <draw:image xlink:href="Pictures/100002010000006B0000006B84399FF18A2D1B7F.png" xlink:type="simple" xlink:show="embed" xlink:actuate="onLoad" loext:mime-type="image/png"/>
        </draw:frame>
        <draw:frame draw:style-name="gr15" draw:text-style-name="P10" xml:id="id2" draw:id="id2" draw:layer="layout" svg:width="4.092cm" svg:height="0.645cm" svg:x="5.807cm" svg:y="14.424cm">
          <draw:text-box>
            <text:p text:style-name="P9">dma_pulse_oob(chan);</text:p>
          </draw:text-box>
        </draw:frame>
        <draw:connector draw:style-name="gr16" draw:text-style-name="P11" draw:layer="layout" svg:x1="5.197cm" svg:y1="12.324cm" svg:x2="5.807cm" svg:y2="14.746cm" draw:start-shape="id1" draw:start-glue-point="2" draw:end-shape="id2" draw:end-glue-point="3" svg:d="M5197 12324v2422h610" svg:viewBox="0 0 611 242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Philippe GERUM</meta:initial-creator>
    <meta:creation-date>2020-04-14T18:36:38.063621827</meta:creation-date>
    <dc:date>2020-04-15T11:47:14.823607506</dc:date>
    <dc:creator>Philippe GERUM</dc:creator>
    <meta:editing-duration>PT16H45M49S</meta:editing-duration>
    <meta:editing-cycles>17</meta:editing-cycles>
    <meta:generator>LibreOffice/6.3.5.2$Linux_X86_64 LibreOffice_project/30$Build-2</meta:generator>
    <meta:document-statistic meta:object-count="17"/>
  </office:meta>
</office:document-meta>
</file>